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 style:master-page-name="Standard">
      <style:table-properties style:width="14.557cm" fo:margin-top="0cm" fo:margin-bottom="0cm" style:page-number="auto" table:align="center" style:writing-mode="lr-tb"/>
    </style:style>
    <style:style style:name="Table1.A" style:family="table-column">
      <style:table-column-properties style:column-width="4.681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1.942cm"/>
    </style:style>
    <style:style style:name="Table1.D" style:family="table-column">
      <style:table-column-properties style:column-width="2.558cm"/>
    </style:style>
    <style:style style:name="Table1.E" style:family="table-column">
      <style:table-column-properties style:column-width="4.31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1.5pt solid #00000a"/>
    </style:style>
    <style:style style:name="Table1.2" style:family="table-row">
      <style:table-row-properties style:min-row-height="0.506cm" fo:keep-together="auto"/>
    </style:style>
    <style:style style:name="Table1.3" style:family="table-row">
      <style:table-row-properties style:min-row-height="0.504cm" fo:keep-together="auto"/>
    </style:style>
    <style:style style:name="Table1.A3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.A4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.E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.A9" style:family="table-cell">
      <style:table-cell-properties style:border-line-width-bottom="0.053cm 0.053cm 0.053cm" fo:padding-left="0.215cm" fo:padding-right="0.191cm" fo:padding-top="0cm" fo:padding-bottom="0cm" fo:border-left="1.5pt solid #00000a" fo:border-right="0.75pt solid #00000a" fo:border-top="0.75pt solid #00000a" fo:border-bottom="4.5pt double #00000a"/>
    </style:style>
    <style:style style:name="Table1.B9" style:family="table-cell">
      <style:table-cell-properties style:border-line-width-bottom="0.053cm 0.053cm 0.053cm" fo:padding-left="0.215cm" fo:padding-right="0.191cm" fo:padding-top="0cm" fo:padding-bottom="0cm" fo:border-left="0.75pt solid #00000a" fo:border-right="0.75pt solid #00000a" fo:border-top="0.75pt solid #00000a" fo:border-bottom="4.5pt double #00000a"/>
    </style:style>
    <style:style style:name="Table1.D9" style:family="table-cell">
      <style:table-cell-properties style:border-line-width-bottom="0.053cm 0.053cm 0.053cm" fo:padding-left="0.215cm" fo:padding-right="0.191cm" fo:padding-top="0cm" fo:padding-bottom="0cm" fo:border-left="0.75pt solid #00000a" fo:border-right="1.5pt solid #00000a" fo:border-top="0.75pt solid #00000a" fo:border-bottom="4.5pt double #00000a"/>
    </style:style>
    <style:style style:name="Table1.A10" style:family="table-cell">
      <style:table-cell-properties style:border-line-width-top="0.053cm 0.053cm 0.053cm" fo:padding-left="0.215cm" fo:padding-right="0.191cm" fo:padding-top="0cm" fo:padding-bottom="0cm" fo:border-left="1.5pt solid #00000a" fo:border-right="0.75pt solid #00000a" fo:border-top="4.5pt double #00000a" fo:border-bottom="0.75pt solid #00000a"/>
    </style:style>
    <style:style style:name="Table1.11" style:family="table-row">
      <style:table-row-properties style:min-row-height="1.346cm" fo:keep-together="auto"/>
    </style:style>
    <style:style style:name="Table1.A11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.C12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1.5pt solid #00000a"/>
    </style:style>
    <style:style style:name="P1" style:family="paragraph" style:parent-style-name="Standard">
      <style:paragraph-properties fo:margin-top="0.212cm" fo:margin-bottom="0.212cm" loext:contextual-spacing="false" fo:line-height="100%"/>
    </style:style>
    <style:style style:name="P2" style:family="paragraph" style:parent-style-name="Standard">
      <style:paragraph-properties fo:margin-top="0.212cm" fo:margin-bottom="0.212cm" loext:contextual-spacing="false" fo:line-height="100%">
        <style:tab-stops>
          <style:tab-stop style:position="6.694cm"/>
        </style:tab-stops>
      </style:paragraph-properties>
      <style:text-properties officeooo:paragraph-rsid="0029660a"/>
    </style:style>
    <style:style style:name="P3" style:family="paragraph" style:parent-style-name="Standard" style:list-style-name="WWNum1">
      <style:paragraph-properties fo:margin-top="0cm" fo:margin-bottom="0cm" loext:contextual-spacing="false" fo:line-height="100%"/>
    </style:style>
    <style:style style:name="P4" style:family="paragraph" style:parent-style-name="Standard" style:list-style-name="WWNum2">
      <style:paragraph-properties fo:margin-top="0cm" fo:margin-bottom="0cm" loext:contextual-spacing="false" fo:line-height="100%"/>
    </style:style>
    <style:style style:name="P5" style:family="paragraph" style:parent-style-name="Standard" style:list-style-name="L1">
      <style:paragraph-properties fo:margin-top="0cm" fo:margin-bottom="0cm" loext:contextual-spacing="false" fo:line-height="100%"/>
      <style:text-properties style:font-name="Arial Narrow" fo:font-size="10pt" officeooo:paragraph-rsid="001f0ef3" style:font-name-asian="Times New Roman1" style:font-size-asian="10pt" style:language-asian="de" style:country-asian="DE" style:font-name-complex="Times New Roman1" style:font-size-complex="10pt"/>
    </style:style>
    <style:style style:name="P6" style:family="paragraph" style:parent-style-name="Standard">
      <style:paragraph-properties fo:margin-top="0.071cm" fo:margin-bottom="0cm" loext:contextual-spacing="false" fo:line-height="100%"/>
    </style:style>
    <style:style style:name="P7" style:family="paragraph" style:parent-style-name="Standard">
      <style:paragraph-properties fo:margin-top="0.071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.071cm" fo:margin-bottom="0cm" loext:contextual-spacing="false" fo:line-height="100%"/>
      <style:text-properties officeooo:paragraph-rsid="0028c570"/>
    </style:style>
    <style:style style:name="P9" style:family="paragraph" style:parent-style-name="Standard">
      <style:paragraph-properties fo:margin-top="0.212cm" fo:margin-bottom="0cm" loext:contextual-spacing="false" fo:line-height="100%"/>
    </style:style>
    <style:style style:name="P10" style:family="paragraph" style:parent-style-name="Standard">
      <style:paragraph-properties fo:margin-top="0.212cm" fo:margin-bottom="0cm" loext:contextual-spacing="false" fo:line-height="100%">
        <style:tab-stops>
          <style:tab-stop style:position="9.049cm"/>
          <style:tab-stop style:position="11.049cm"/>
        </style:tab-stops>
      </style:paragraph-properties>
      <style:text-properties officeooo:paragraph-rsid="002bc11d"/>
    </style:style>
    <style:style style:name="P11" style:family="paragraph" style:parent-style-name="Standard">
      <style:paragraph-properties fo:margin-top="0.212cm" fo:margin-bottom="0cm" loext:contextual-spacing="false" fo:line-height="100%"/>
      <style:text-properties officeooo:paragraph-rsid="001f0ef3"/>
    </style:style>
    <style:style style:name="P12" style:family="paragraph" style:parent-style-name="Standard">
      <style:paragraph-properties fo:margin-top="0.212cm" fo:margin-bottom="0cm" loext:contextual-spacing="false" fo:line-height="100%"/>
      <style:text-properties officeooo:paragraph-rsid="002f31d1"/>
    </style:style>
    <style:style style:name="P13" style:family="paragraph" style:parent-style-name="Standard" style:list-style-name="">
      <style:paragraph-properties fo:margin-top="0.494cm" fo:margin-bottom="0.494cm" loext:contextual-spacing="false"/>
    </style:style>
    <style:style style:name="P14" style:family="paragraph" style:parent-style-name="Standard">
      <style:paragraph-properties fo:margin-top="0.494cm" fo:margin-bottom="0.494cm" loext:contextual-spacing="false"/>
    </style:style>
    <style:style style:name="P15" style:family="paragraph" style:parent-style-name="Standard">
      <style:paragraph-properties fo:margin-top="0.111cm" fo:margin-bottom="0.111cm" loext:contextual-spacing="false" fo:line-height="100%"/>
      <style:text-properties officeooo:paragraph-rsid="0029660a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2b2b7" style:font-size-asian="10pt" style:font-size-complex="10pt"/>
    </style:style>
    <style:style style:name="T5" style:family="text">
      <style:text-properties fo:font-size="10pt" officeooo:rsid="0023eb4e" style:font-size-asian="10pt" style:font-size-complex="10pt"/>
    </style:style>
    <style:style style:name="T6" style:family="text">
      <style:text-properties fo:font-size="10pt" officeooo:rsid="002562b7" style:font-size-asian="10pt" style:font-size-complex="10pt"/>
    </style:style>
    <style:style style:name="T7" style:family="text">
      <style:text-properties fo:font-size="10pt" style:font-name-asian="Times New Roman1" style:font-size-asian="10pt" style:language-asian="de" style:country-asian="DE" style:font-name-complex="Times New Roman1" style:font-size-complex="10pt"/>
    </style:style>
    <style:style style:name="T8" style:family="text">
      <style:text-properties style:font-name="Wingdings"/>
    </style:style>
    <style:style style:name="T9" style:family="text">
      <style:text-properties style:font-name="Wingdings" officeooo:rsid="002bc11d"/>
    </style:style>
    <style:style style:name="T10" style:family="text">
      <style:text-properties style:font-name="Times New Roman" fo:font-size="10pt" fo:font-weight="bold" style:font-name-asian="Times New Roman1" style:font-size-asian="10pt" style:language-asian="de" style:country-asian="DE" style:font-weight-asian="bold" style:font-name-complex="Times New Roman1" style:font-size-complex="10pt" style:font-weight-complex="bold"/>
    </style:style>
    <style:style style:name="T11" style:family="text">
      <style:text-properties style:font-name="Times New Roman" fo:font-size="10pt" style:font-name-asian="Times New Roman1" style:font-size-asian="10pt" style:language-asian="de" style:country-asian="DE" style:font-name-complex="Times New Roman1" style:font-size-complex="10pt"/>
    </style:style>
    <style:style style:name="T12" style:family="text">
      <style:text-properties officeooo:rsid="001f0ef3"/>
    </style:style>
    <style:style style:name="T13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tru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P7"><text:span text:style-name="T1">Projektantrag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P1"><text:span text:style-name="T2">Projektbezeichnung: </text:span><text:span text:style-name="T3">Windows -Rechnermodul "JustForYou"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table:number-columns-spanned="5" office:value-type="string">
              <text:p text:style-name="P9"><text:span text:style-name="T13">Auftraggeber</text:span>: <text:span text:style-name="T3">Kleinstweich Deutschland GmbH (KWD)</text:span></text:p>
              <text:p text:style-name="P9"><text:span text:style-name="T13">Auftragnehmer:</text:span> <text:span text:style-name="T3">Code5Monkey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4" table:number-columns-spanned="5" office:value-type="string">
              <text:p text:style-name="P9"><text:span text:style-name="T13">Leistungsziel</text:span> (Projektbegründung rückseitig):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4" table:number-columns-spanned="4" office:value-type="string">
              <text:p text:style-name="P9"><text:span text:style-name="T13">Terminziel</text:span>: <text:span text:style-name="T3">06/2018</text:span></text:p>
            </table:table-cell>
            <table:covered-table-cell/>
            <table:covered-table-cell/>
            <table:covered-table-cell/>
            <table:table-cell table:style-name="Table1.E5" office:value-type="string">
              <text:p text:style-name="P9"><text:span text:style-name="T13">Kostenziel</text:span>: <text:span text:style-name="T3">30.000, - €</text:span></text:p>
            </table:table-cell>
          </table:table-row>
          <table:table-row table:style-name="Table1.3">
            <table:table-cell table:style-name="Table1.A4" table:number-columns-spanned="5" office:value-type="string">
              <text:p text:style-name="P11"><text:span text:style-name="T13">Nichtziele</text:span>: </text:p>
              <text:list xml:id="list1834458804271382094" text:style-name="L1">
                <text:list-item>
                  <text:p text:style-name="P5">Nachbesserung/Updates/Support nach Projektende</text:p>
                </text:list-item>
                <text:list-item>
                  <text:p text:style-name="P5">Kompatibilität mit anderen Betriebssystemen außer MS Windows</text:p>
                </text:list-item>
                <text:list-item>
                  <text:p text:style-name="P5">Internationalisierung</text:p>
                </text:list-item>
                <text:list-item>
                  <text:p text:style-name="P5">Einrichtung <text:span text:style-name="T12">und </text:span>Mitarbeiterschulung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4" table:number-columns-spanned="5" office:value-type="string">
              <text:p text:style-name="P15"><text:span text:style-name="T13">Hauptaufgaben</text:span>:</text:p>
              <text:p text:style-name="P2"><text:span text:style-name="T7">Erstellung einer ausgereiften Rechensoftware, welche</text:span></text:p>
              <text:list xml:id="list1334591007265786076" text:style-name="WWNum1">
                <text:list-item>
                  <text:p text:style-name="P3"><text:span text:style-name="T7">durch ihre Modularität auf die individuellen Bedürfnisse der Anwender eingeht.</text:span></text:p>
                </text:list-item>
                <text:list-item>
                  <text:p text:style-name="P3"><text:span text:style-name="T7">eine kundenbezogene Kombination von maximal drei verschiedenen Branchenmodulen und dem Grundrechenmodul ermöglicht.</text:span></text:p>
                </text:list-item>
                <text:list-item>
                  <text:p text:style-name="P3"><text:span text:style-name="T7">alle im Lastenheft spezifizierten Module beinhaltet und unterstützt.</text:span></text:p>
                </text:list-item>
                <text:list-item>
                  <text:p text:style-name="P3"><text:span text:style-name="T7">ein durch den Endanwender konfigurierbares visuelles Erlebnis bietet.</text:span></text:p>
                </text:list-item>
                <text:list-item>
                  <text:p text:style-name="P3"><text:span text:style-name="T7">komplett durch die PC-Maus bedienbar ist.</text:span></text:p>
                </text:list-item>
                <text:list-item>
                  <text:p text:style-name="P3"><text:span text:style-name="T7">den Benutzer durch die funktionsbezogenen Eingaben führt.</text:span></text:p>
                </text:list-item>
                <text:list-item>
                  <text:p text:style-name="P3"><text:span text:style-name="T7">Ressourceneffizient angelegt ist und arbeitet, sowie das .NET-Framework verwendet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4" table:number-columns-spanned="5" office:value-type="string">
              <text:p text:style-name="P1"><text:span text:style-name="T13">Schnittstellen zu anderen Projekten</text:span>:</text:p>
              <text:list xml:id="list7484306159208077630" text:style-name="WWNum2">
                <text:list-item>
                  <text:p text:style-name="P4"><text:span text:style-name="T7">interne Schnittstelle zu proprietären Dynamic Linked Libraries (.dlls)</text:span></text:p>
                </text:list-item>
                <text:list-item>
                  <text:p text:style-name="P4"><text:span text:style-name="T7">Schnittstelle zu Windows-Forms</text:span></text:p>
                </text:list-item>
                <text:list-item>
                  <text:p text:style-name="P4"><text:span text:style-name="T7">Schnittstelle zu dem Nutzer über die Möglichkeit der Eingabe mittels grafischer oder physikalischer Tastatur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9" office:value-type="string">
              <text:p text:style-name="P12"><text:span text:style-name="T13">Ersteller</text:span>:<text:span text:style-name="T3"> </text:span><text:span text:style-name="T5">Team Code5Monkeys</text:span></text:p>
            </table:table-cell>
            <table:table-cell table:style-name="Table1.B9" table:number-columns-spanned="2" office:value-type="string">
              <text:p text:style-name="P9"><text:span text:style-name="T13">Datum</text:span>: <text:span text:style-name="T3">01.02.2018</text:span></text:p>
            </table:table-cell>
            <table:covered-table-cell/>
            <table:table-cell table:style-name="Table1.D9" table:number-columns-spanned="2" office:value-type="string">
              <text:p text:style-name="P9"><text:span text:style-name="T13">Kopie an</text:span>: <text:span text:style-name="T3">Kleinstweich Deutschland GmbH </text:span><text:span text:style-name="T6">(KWD) </text:span><text:span text:style-name="T4">zu Händen Herrn Dammmüller</text:span></text:p>
            </table:table-cell>
            <table:covered-table-cell/>
          </table:table-row>
          <table:table-row table:style-name="Table1.1">
            <table:table-cell table:style-name="Table1.A10" table:number-columns-spanned="5" office:value-type="string">
              <text:p text:style-name="P10"><text:span text:style-name="T2">Projektauftrag wird erteilt:</text:span><text:tab/><text:span text:style-name="T9">☐</text:span><text:span text:style-name="T2"> JA</text:span><text:tab/><text:span text:style-name="T9">☐</text:span><text:span text:style-name="T2"> NEIN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1">
            <table:table-cell table:style-name="Table1.A11" table:number-columns-spanned="5" office:value-type="string">
              <text:p text:style-name="P6">Begründung bzw. Auflagen:</text:p>
              <text:p text:style-name="P8"/>
              <text:p text:style-name="P8"/>
              <text:p text:style-name="P8"/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table:number-columns-spanned="2" office:value-type="string">
              <text:p text:style-name="P9">AG:</text:p>
            </table:table-cell>
            <table:covered-table-cell/>
            <table:table-cell table:style-name="Table1.C12" table:number-columns-spanned="3" office:value-type="string">
              <text:p text:style-name="P9">Ort, Datum:</text:p>
            </table:table-cell>
            <table:covered-table-cell/>
            <table:covered-table-cell/>
          </table:table-row>
        </table:table>
        <text:h text:style-name="P13" text:outline-level="3"><text:span text:style-name="T10">Leistungsziel:</text:span></text:h>
        <text:p text:style-name="P14"><text:span text:style-name="T11">Der klassische, im Betriebssystemumfeld integrierte, Taschenrechner ist zu unflexibel. Das Zwischenspeichern von Ergebnissen in Textform ist zu umständlich. Es ist eine spezialisierte, modulare Softwarelösung gewünscht, um auf individuelle Bedürfnisse einzugehen.</text:span></text:p>
        <text:p text:style-name="P14"><text:span text:style-name="T11">Während der gesamten Projektdauer wird ständig mit dem Kunden Rücksprache gehalten, um auf dessen individuelle Bedürfnisse einzugehen und den jeweiligen Stand mit den Projektanforderungen abzugleichen.</text:span></text:p>
        <text:p text:style-name="P14"><text:span text:style-name="T11">Damit alle Teilaspekte des Projektes bestmöglich umgesetzt werden können, wurde ein Expertenteam von 5 Spezialisten unterschiedlicher Fachgebiete zusammengestellt, denn um eine zeitgerechte Umsetzung des Projekts zu gewährleisten ist eine Arbeitsweise im Team unabdingbar.</text:span></text:p>
        <text:p text:style-name="P14"><text:span text:style-name="T11">Das Gesamtprojekt wird in Teilprojekte untergliedert, welche jeweils von den bestqualifizierten unternehmensinternen Mitarbeitern bearbeitet werden.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06cm" loext:contextual-spacing="false" fo:line-height="100%" fo:text-align="start" style:justify-single-word="false" fo:orphans="2" fo:widows="2" style:writing-mode="lr-tb"/>
      <style:text-properties style:font-name="Arial Narrow" fo:font-family="'Arial Narro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Überschrift_20_3_20_Zchn" style:display-name="Überschrift 3 Zchn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de" style:country-asian="DE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501cm" fo:margin-left="1.5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cher</meta:initial-creator>
    <meta:editing-cycles>27</meta:editing-cycles>
    <meta:print-date>2013-08-06T12:14:00</meta:print-date>
    <meta:creation-date>2013-08-06T12:15:00</meta:creation-date>
    <dc:date>2018-02-01T14:20:12.068248198</dc:date>
    <meta:editing-duration>PT14M15S</meta:editing-duration>
    <meta:generator>LibreOffice/5.2.7.2$Linux_X86_64 LibreOffice_project/20m0$Build-2</meta:generator>
    <meta:document-statistic meta:table-count="1" meta:image-count="0" meta:object-count="0" meta:page-count="1" meta:paragraph-count="37" meta:word-count="277" meta:character-count="2331" meta:non-whitespace-character-count="21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